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eb618" officeooo:paragraph-rsid="001eb618"/>
    </style:style>
    <style:style style:name="P2" style:family="paragraph" style:parent-style-name="Text_20_body">
      <style:text-properties officeooo:paragraph-rsid="001eb618"/>
    </style:style>
    <style:style style:name="P3" style:family="paragraph" style:parent-style-name="Text_20_body">
      <style:text-properties officeooo:paragraph-rsid="00206a95"/>
    </style:style>
    <style:style style:name="P4" style:family="paragraph" style:parent-style-name="Heading_20_1">
      <style:text-properties officeooo:rsid="001eb618" officeooo:paragraph-rsid="001eb618"/>
    </style:style>
    <style:style style:name="P5" style:family="paragraph" style:parent-style-name="Heading_20_1">
      <style:text-properties officeooo:rsid="00206a95" officeooo:paragraph-rsid="00206a95"/>
    </style:style>
    <style:style style:name="P6" style:family="paragraph" style:parent-style-name="Heading_20_1">
      <style:text-properties officeooo:rsid="00206a95" officeooo:paragraph-rsid="002605ae"/>
    </style:style>
    <style:style style:name="P7" style:family="paragraph" style:parent-style-name="Heading_20_2">
      <style:text-properties officeooo:rsid="001eb618" officeooo:paragraph-rsid="001eb618"/>
    </style:style>
    <style:style style:name="P8" style:family="paragraph" style:parent-style-name="Heading_20_2">
      <style:text-properties officeooo:rsid="00206a95" officeooo:paragraph-rsid="00206a95"/>
    </style:style>
    <style:style style:name="P9" style:family="paragraph" style:parent-style-name="Heading_20_2">
      <style:text-properties officeooo:rsid="00206a95" officeooo:paragraph-rsid="002605ae"/>
    </style:style>
    <style:style style:name="P10" style:family="paragraph" style:parent-style-name="Text_20_body">
      <style:text-properties officeooo:rsid="002605ae" officeooo:paragraph-rsid="002605ae"/>
    </style:style>
    <style:style style:name="P11" style:family="paragraph" style:parent-style-name="Text_20_body">
      <style:text-properties officeooo:rsid="00276f3c" officeooo:paragraph-rsid="002605ae"/>
    </style:style>
    <style:style style:name="T1" style:family="text">
      <style:text-properties officeooo:rsid="002241c2"/>
    </style:style>
    <style:style style:name="T2" style:family="text">
      <style:text-properties officeooo:rsid="002605ae"/>
    </style:style>
    <style:style style:name="T3" style:family="text">
      <style:text-properties officeooo:rsid="00276f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e adrenalina com jogos e como usar isso afins educacionais</text:p>
      <text:h text:style-name="P4" text:outline-level="1">Dia 1:</text:h>
      <text:h text:style-name="P7" text:outline-level="2">Jogo: Pong</text:h>
      <text:p text:style-name="P2">Com o objetivo de investigar como estimular a curiosidade e a concentração dos jogadores, a equipe de desenvolvimento criou um jogo simples inspirado no clássico <text:span text:style-name="Emphasis">Pong</text:span>. A proposta do experimento foi utilizar a competição natural que o jogo proporciona e a adrenalina gerada durante a disputa para medir o impacto desses fatores no comportamento dos participantes.</text:p>
      <text:p text:style-name="Text_20_body">O jogo foi testado com diversos jogadores, e os resultados demonstraram um padrão interessante: inicialmente, os participantes viam o jogo como uma simples brincadeira. No entanto, à medida que a partida progredia, aqueles que estavam perdendo se tornaram mais atentos e energizados, buscando reverter o placar. Os jogadores que estavam vencendo, por sua vez, mostraram uma maior concentração, focando em manter sua vantagem.</text:p>
      <text:p text:style-name="Text_20_body">Esses resultados indicam que a competição e a adrenalina geradas pelo jogo provocam um alto nível de engajamento e concentração. No entanto, o jogo, em sua forma inicial, ainda não continha elementos educacionais que pudessem agregar valor ao aprendizado dos jogadores. A equipe planeja, em fases futuras do experimento, introduzir conteúdos de ensino no jogo para testar a viabilidade de combinar diversão e aprendizado em um ambiente competitivo.</text:p>
      <text:h text:style-name="P5" text:outline-level="1">Dia 2:</text:h>
      <text:h text:style-name="P8" text:outline-level="2">Jogo: Pong</text:h>
      <text:p text:style-name="P3">Com os resultados iniciais do experimento, a equipe de desenvolvimento realizou uma pequena alteração no jogo, adicionando um elemento educativo ao segundo teste: ao atingir 5 pontos no jogo de Pong, o jogo é pausado e uma informação é apresentada ao jogador. Os jogadores são instruídos a ler e memorizar a informação. Ao final da partida (quando um jogador atinge 10 pontos), um integrante da equipe faz uma pergunta relacionada à informação exibida. Dado o contexto competitivo e a concentração dos jogadores durante a disputa, o objetivo do experimento era analisar se a competição afetaria a capacidade de retenção da informação.</text:p>
      <text:p text:style-name="Text_20_body">Os resultados mostraram uma diversidade de respostas: enquanto alguns jogadores foram capazes de memorizar a informação, outros lembraram apenas partes ou quase nada. Foi observado um padrão interessante: os jogadores que saíam vitoriosos, muitas vezes mais focados na vitória, tinham mais dificuldade em lembrar da informação, <text:soft-page-break/>enquanto os jogadores que perdiam, por estarem menos envolvidos com a vitória, tendiam a reter melhor o conteúdo.</text:p>
      <text:p text:style-name="Text_20_body">Esse <text:span text:style-name="T1">segundo</text:span> dia de testes foi considerado um sucesso, pois foi a primeira inserção de conteúdo educacional no experimento. O próximo dia de testes seguirá a mesma base, mas a equipe planeja apresentar uma informação mais extensa ou mais complexa, a fim de testar a retenção de informação em um cenário com maior nível de dificuldade.</text:p>
      <text:h text:style-name="P6" text:outline-level="1">Dia <text:span text:style-name="T2">3, 4 e 5</text:span>:</text:h>
      <text:h text:style-name="P9" text:outline-level="2">Jogo: Pong</text:h>
      <text:p text:style-name="P11">Devido a pausas no calendário escolar, houve um intervalo maior para a coleta dos resultados do terceiro dia de testes. Dando continuidade ao desenvolvimento do experimento anterior, uma nova atualização foi feita no jogo: o tempo de pausa ao atingir 5 pontos foi incrementado, e foi introduzida uma informação mais extensa e complexa. A velocidade da bola também foi reduzida nesse momento, para evitar que os jogadores enfrentassem um desafio adicional ao tentar reter a informação e, assim, observar se eles sentiam maior angústia com o prolongamento do jogo.</text:p>
      <text:p text:style-name="Text_20_body">Os resultados deste dia foram menos variados em relação aos dias anteriores. Devido ao aumento da complexidade da informação, a maioria dos jogadores não conseguiu reter o conteúdo completo, lembrando-se principalmente de palavras-chave ou pontos específicos. Foi observado que, quando a informação principal era destacada, a retenção parecia mais fácil, sugerindo que ênfases específicas facilitam a memorização do conteúdo. Adicionalmente, enquanto alguns jogadores relataram que o tempo maior de pausa ajudava na retenção, eles também se sentiram mais tensos devido à diminuição da velocidade da bola, aumentando a ansiedade para retornar ao ritmo original do jogo.</text:p>
      <text:p text:style-name="Text_20_body">Este terceiro dia de testes foi considerado uma vitória moderada, uma vez que a expectativa era de um nível de retenção reduzido devido à complexidade maior da informação, mas o número de jogadores que tiveram dificuldades foi mais alto do que o esperado. Para o próximo experimento, a equipe planeja introduzir um segundo jogo, cogitando uma adaptação de <text:span text:style-name="Emphasis">Space Invaders</text:span>, de modo a comparar ambos os estilos. O jogo atual também passará por novas modificações, incluindo a reintrodução das medidas da primeira atualização, porém com informações ainda mais complexas para um novo teste de retenção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9:22:19.731000000</meta:creation-date>
    <dc:date>2024-10-30T09:53:25.893000000</dc:date>
    <meta:editing-duration>PT38M16S</meta:editing-duration>
    <meta:editing-cycles>3</meta:editing-cycles>
    <meta:generator>LibreOffice/24.2.0.3$Windows_X86_64 LibreOffice_project/da48488a73ddd66ea24cf16bbc4f7b9c08e9bea1</meta:generator>
    <meta:print-date>2024-10-30T09:15:28.347000000</meta:print-date>
    <meta:printed-by>Arquivos PDF</meta:printed-by>
    <meta:document-statistic meta:table-count="0" meta:image-count="0" meta:object-count="0" meta:page-count="2" meta:paragraph-count="16" meta:word-count="714" meta:character-count="4591" meta:non-whitespace-character-count="3893"/>
  </office:meta>
</office:document-meta>
</file>